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21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21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121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38.48pt" svg:height="494.39pt" svg:x="498.16pt" svg:y="67.52pt">
            <draw:object draw:notify-on-update-of-ranges="Sheet1.B4:Sheet1.B8 Sheet1.D4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18" table:default-cell-style-name="ce2"/>
        <table:table-row table:style-name="ro1">
          <table:table-cell table:style-name="ce3" office:value-type="string" calcext:value-type="string">
            <text:p>Energy calibration</text:p>
          </table:table-cell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Theoretical CE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89 ADC</text:p>
          </table:table-cell>
          <table:table-cell table:style-name="ce1" office:value-type="string" calcext:value-type="string">
            <text:p>50 ADC</text:p>
          </table:table-cell>
          <table:table-cell table:style-name="ce7" office:value-type="string" calcext:value-type="string">
            <text:p>[MeVee]</text:p>
          </table:table-cell>
          <table:table-cell table:style-name="ce1" office:value-type="string" calcext:value-type="string">
            <text:p>Efoton [MeV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destal</text:p>
          </table:table-cell>
          <table:table-cell table:style-name="ce9" office:value-type="float" office:value="66.1028" calcext:value-type="float">
            <text:p>66.1028</text:p>
          </table:table-cell>
          <table:table-cell office:value-type="float" office:value="66.1028" calcext:value-type="float">
            <text:p>66.1028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-22</text:p>
          </table:table-cell>
          <table:table-cell table:style-name="ce10" office:value-type="float" office:value="487.7801" calcext:value-type="float">
            <text:p>487.7801</text:p>
          </table:table-cell>
          <table:table-cell table:style-name="ce6"/>
          <table:table-cell office:value-type="float" office:value="0.3407" calcext:value-type="float">
            <text:p>0.3407</text:p>
          </table:table-cell>
          <table:table-cell office:value-type="float" office:value="0.511" calcext:value-type="float">
            <text:p>0.5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s-137</text:p>
          </table:table-cell>
          <table:table-cell table:style-name="ce10" office:value-type="float" office:value="487.794" calcext:value-type="float">
            <text:p>487.7940</text:p>
          </table:table-cell>
          <table:table-cell/>
          <table:table-cell table:style-name="ce6" office:value-type="float" office:value="0.4774" calcext:value-type="float">
            <text:p>0.4774</text:p>
          </table:table-cell>
          <table:table-cell table:style-name="ce6" office:value-type="float" office:value="0.6617" calcext:value-type="float">
            <text:p>0.66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a-22</text:p>
          </table:table-cell>
          <table:table-cell table:style-name="ce6" office:value-type="float" office:value="1041.3204" calcext:value-type="float">
            <text:p>1041.3204</text:p>
          </table:table-cell>
          <table:table-cell table:style-name="ce6" office:value-type="float" office:value="1187.2149" calcext:value-type="float">
            <text:p>1187.2149</text:p>
          </table:table-cell>
          <table:table-cell office:value-type="float" office:value="1.0618" calcext:value-type="float">
            <text:p>1.0618</text:p>
          </table:table-cell>
          <table:table-cell office:value-type="float" office:value="1.2746" calcext:value-type="float">
            <text:p>1.27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-60</text:p>
          </table:table-cell>
          <table:table-cell table:style-name="ce6" office:value-type="float" office:value="993.1664" calcext:value-type="float">
            <text:p>993.1664</text:p>
          </table:table-cell>
          <table:table-cell office:value-type="float" office:value="1172.9996" calcext:value-type="float">
            <text:p>1172.9996</text:p>
          </table:table-cell>
          <table:table-cell table:style-name="ce6" office:value-type="float" office:value="1.1181" calcext:value-type="float">
            <text:p>1.1181</text:p>
          </table:table-cell>
          <table:table-cell table:style-name="ce6" office:value-type="float" office:value="1.3325" calcext:value-type="float">
            <text:p>1.3325</text:p>
          </table:table-cell>
          <table:table-cell table:number-columns-repeated="1017"/>
        </table:table-row>
        <table:table-row table:style-name="ro2">
          <table:table-cell table:style-name="Default" table:number-columns-repeated="5"/>
          <table:table-cell table:number-columns-repeated="1017"/>
        </table:table-row>
        <table:table-row table:style-name="ro2" table:number-rows-repeated="5">
          <table:table-cell/>
          <table:table-cell table:style-name="ce6" table:number-columns-repeated="2"/>
          <table:table-cell table:number-columns-repeated="1019"/>
        </table:table-row>
        <table:table-row table:style-name="ro2">
          <table:table-cell table:number-columns-repeated="2"/>
          <table:table-cell table:style-name="ce6"/>
          <table:table-cell table:number-columns-repeated="1019"/>
        </table:table-row>
        <table:table-row table:style-name="ro2" table:number-rows-repeated="104856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11:31:25.184916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6:56:38.065705027</meta:creation-date>
    <dc:date>2019-03-28T13:32:45.303490660</dc:date>
    <meta:editing-duration>P1DT1H2M21S</meta:editing-duration>
    <meta:editing-cycles>35</meta:editing-cycles>
    <meta:generator>LibreOffice/6.0.7.3$Linux_X86_64 LibreOffice_project/00m0$Build-3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25cm" svg:height="17.442cm" xlink:href=".." xlink:type="simple" chart:class="chart:scatter" chart:style-name="ch1">
        <chart:title svg:x="8.096cm" svg:y="0.484cm" chart:style-name="ch2">
          <text:p>Calibration plot NE213 89% CE</text:p>
        </chart:title>
        <chart:legend chart:legend-position="end" svg:x="18.429cm" svg:y="8.173cm" style:legend-expansion="high" chart:style-name="ch3"/>
        <chart:plot-area chart:style-name="ch4" table:cell-range-address="Sheet1.B4:Sheet1.B8 Sheet1.D4:Sheet1.D8" svg:x="1.461cm" svg:y="1.611cm" svg:width="16.518cm" svg:height="14.502cm">
          <chartooo:coordinate-region svg:x="2.744cm" svg:y="1.811cm" svg:width="14.439cm" svg:height="13.655cm"/>
          <chart:axis chart:dimension="x" chart:name="primary-x" chart:style-name="ch5">
            <chart:title svg:x="8.538cm" svg:y="16.461cm" chart:style-name="ch6">
              <text:p>ADC [arb. units]</text:p>
            </chart:title>
          </chart:axis>
          <chart:axis chart:dimension="y" chart:name="primary-y" chart:style-name="ch5">
            <chart:title svg:x="0.451cm" svg:y="9.435cm" chart:style-name="ch7">
              <text:p>MeVee</text:p>
            </chart:title>
            <chart:grid chart:style-name="ch8" chart:class="major"/>
          </chart:axis>
          <chart:series chart:style-name="ch9" chart:values-cell-range-address="Sheet1.D4:Sheet1.D8" chart:class="chart:scatter">
            <chart:domain table:cell-range-address="Sheet1.B4:Sheet1.B8"/>
            <chart:regression-curve chart:style-name="ch10">
              <chart:equation chart:display-equation="true" chart:display-r-square="false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.1028">
                <text:p>66.1028</text:p>
                <draw:g>
                  <svg:desc>Sheet1.B4:Sheet1.B8</svg:desc>
                </draw:g>
              </table:table-cell>
              <table:table-cell office:value-type="float" office:value="0">
                <text:p>0</text:p>
                <draw:g>
                  <svg:desc>Sheet1.D4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7.7801">
                <text:p>487.7801</text:p>
              </table:table-cell>
              <table:table-cell office:value-type="float" office:value="0.3407">
                <text:p>0.3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7.794">
                <text:p>487.794</text:p>
              </table:table-cell>
              <table:table-cell office:value-type="float" office:value="0.4774">
                <text:p>0.4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1.3204">
                <text:p>1041.3204</text:p>
              </table:table-cell>
              <table:table-cell office:value-type="float" office:value="1.0618">
                <text:p>1.0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3.1664">
                <text:p>993.1664</text:p>
              </table:table-cell>
              <table:table-cell office:value-type="float" office:value="1.1181">
                <text:p>1.11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